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6.301cm"/>
    </style:style>
    <style:style style:name="co2" style:family="table-column">
      <style:table-column-properties fo:break-before="auto" style:column-width="7.227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DejaVu Sans"/>
    </style:style>
    <style:style style:name="ce3" style:family="table-cell" style:parent-style-name="Default">
      <style:text-properties style:font-name="Liberation Serif" style:font-name-asian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2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並び替え用</text:p>
          </table:table-cell>
          <table:table-cell office:value-type="string" calcext:value-type="string">
            <text:p>URL</text:p>
          </table:table-cell>
          <table:table-cell table:style-name="ce1" office:value-type="string" calcext:value-type="string">
            <text:p>動作</text:p>
          </table:table-cell>
          <table:table-cell table:style-name="ce1" office:value-type="string" calcext:value-type="string">
            <text:p>Acrobat on Windows 11</text:p>
          </table:table-cell>
          <table:table-cell table:style-name="ce1" office:value-type="string" calcext:value-type="string">
            <text:p>Edge on Windows 11</text:p>
          </table:table-cell>
          <table:table-cell table:number-columns-repeated="3"/>
        </table:table-row>
        <table:table-row table:style-name="ro1">
          <table:table-cell table:formula="of:=ORG.LIBREOFFICE.REGEX([.B2];&quot;https?://&quot;;&quot;&quot;)" office:value-type="string" office:string-value="dss.nowina.lu/pki-factory/tsa/good-tsa" calcext:value-type="string">
            <text:p>dss.nowina.lu/pki-factory/tsa/good-tsa</text:p>
          </table:table-cell>
          <table:table-cell office:value-type="string" calcext:value-type="string">
            <text:p>http://dss.nowina.lu/pki-factory/tsa/good-tsa</text:p>
          </table:table-cell>
          <table:table-cell office:value-type="string" calcext:value-type="string">
            <text:p>✅</text:p>
          </table:table-cell>
          <table:table-cell table:number-columns-repeated="2" office:value-type="string" calcext:value-type="string">
            <text:p>❌</text:p>
          </table:table-cell>
          <table:table-cell table:style-name="ce3" office:value-type="string" calcext:value-type="string">
            <text:p>✅</text:p>
          </table:table-cell>
          <table:table-cell table:style-name="ce3" office:value-type="string" calcext:value-type="string">
            <text:p>❌</text:p>
          </table:table-cell>
          <table:table-cell table:style-name="ce3" office:value-type="string" calcext:value-type="string">
            <text:p>🟡</text:p>
          </table:table-cell>
        </table:table-row>
        <table:table-row table:style-name="ro1">
          <table:table-cell table:formula="of:=ORG.LIBREOFFICE.REGEX([.B3];&quot;https?://&quot;;&quot;&quot;)" office:value-type="string" office:string-value="freetsa.org/tsr" calcext:value-type="string">
            <text:p>freetsa.org/tsr</text:p>
          </table:table-cell>
          <table:table-cell office:value-type="string" calcext:value-type="string">
            <text:p>https://freetsa.org/tsr</text:p>
          </table:table-cell>
          <table:table-cell office:value-type="string" calcext:value-type="string">
            <text:p>✅</text:p>
          </table:table-cell>
          <table:table-cell table:number-columns-repeated="2" office:value-type="string" calcext:value-type="string">
            <text:p>❌</text:p>
          </table:table-cell>
          <table:table-cell table:number-columns-repeated="2"/>
          <table:table-cell table:style-name="ce3" office:value-type="string" calcext:value-type="string">
            <text:p>🟢</text:p>
          </table:table-cell>
        </table:table-row>
        <table:table-row table:style-name="ro1">
          <table:table-cell table:formula="of:=ORG.LIBREOFFICE.REGEX([.B4];&quot;https?://&quot;;&quot;&quot;)" office:value-type="string" office:string-value="time.certum.pl" calcext:value-type="string">
            <text:p>time.certum.pl</text:p>
          </table:table-cell>
          <table:table-cell office:value-type="string" calcext:value-type="string">
            <text:p>http://time.certum.pl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✅</text:p>
          </table:table-cell>
          <table:table-cell table:number-columns-repeated="2"/>
          <table:table-cell office:value-type="string" calcext:value-type="string">
            <text:p>🟠</text:p>
          </table:table-cell>
        </table:table-row>
        <table:table-row table:style-name="ro1">
          <table:table-cell table:formula="of:=ORG.LIBREOFFICE.REGEX([.B5];&quot;https?://&quot;;&quot;&quot;)" office:value-type="string" office:string-value="time.mconnect.mc" calcext:value-type="string">
            <text:p>time.mconnect.mc</text:p>
          </table:table-cell>
          <table:table-cell office:value-type="string" calcext:value-type="string">
            <text:p>https://time.mconnect.mc</text:p>
          </table:table-cell>
          <table:table-cell office:value-type="string" calcext:value-type="string">
            <text:p>❌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formula="of:=ORG.LIBREOFFICE.REGEX([.B6];&quot;https?://&quot;;&quot;&quot;)" office:value-type="string" office:string-value="timestamp.acs.microsoft.com" calcext:value-type="string">
            <text:p>timestamp.acs.microsoft.com</text:p>
          </table:table-cell>
          <table:table-cell office:value-type="string" calcext:value-type="string">
            <text:p>http://timestamp.acs.microsoft.com</text:p>
          </table:table-cell>
          <table:table-cell office:value-type="string" calcext:value-type="string">
            <text:p>✅</text:p>
          </table:table-cell>
          <table:table-cell table:number-columns-repeated="2"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7];&quot;https?://&quot;;&quot;&quot;)" office:value-type="string" office:string-value="timestamp.aped.gov.gr/qtss" calcext:value-type="string">
            <text:p>timestamp.aped.gov.gr/qtss</text:p>
          </table:table-cell>
          <table:table-cell office:value-type="string" calcext:value-type="string">
            <text:p>https://timestamp.aped.gov.gr/qtss</text:p>
          </table:table-cell>
          <table:table-cell table:number-columns-repeated="2" office:value-type="string" calcext:value-type="string">
            <text:p>✅</text:p>
          </table:table-cell>
          <table:table-cell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8];&quot;https?://&quot;;&quot;&quot;)" office:value-type="string" office:string-value="timestamp.apple.com/ts01" calcext:value-type="string">
            <text:p>timestamp.apple.com/ts01</text:p>
          </table:table-cell>
          <table:table-cell office:value-type="string" calcext:value-type="string">
            <text:p>http://timestamp.apple.com/ts01</text:p>
          </table:table-cell>
          <table:table-cell office:value-type="string" calcext:value-type="string">
            <text:p>✅</text:p>
          </table:table-cell>
          <table:table-cell table:number-columns-repeated="2"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9];&quot;https?://&quot;;&quot;&quot;)" office:value-type="string" office:string-value="timestamp.comodoca.com" calcext:value-type="string">
            <text:p>timestamp.comodoca.com</text:p>
          </table:table-cell>
          <table:table-cell office:value-type="string" calcext:value-type="string">
            <text:p>http://timestamp.comodoca.com</text:p>
          </table:table-cell>
          <table:table-cell office:value-type="string" calcext:value-type="string">
            <text:p>🟡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table:formula="of:=ORG.LIBREOFFICE.REGEX([.B10];&quot;https?://&quot;;&quot;&quot;)" office:value-type="string" office:string-value="timestamp.digicert.com" calcext:value-type="string">
            <text:p>timestamp.digicert.com</text:p>
          </table:table-cell>
          <table:table-cell office:value-type="string" calcext:value-type="string">
            <text:p>http://timestamp.digicert.com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table:formula="of:=ORG.LIBREOFFICE.REGEX([.B11];&quot;https?://&quot;;&quot;&quot;)" office:value-type="string" office:string-value="timestamp.entrust.net" calcext:value-type="string">
            <text:p>timestamp.entrust.net</text:p>
          </table:table-cell>
          <table:table-cell office:value-type="string" calcext:value-type="string">
            <text:p>http://timestamp.entrust.net</text:p>
          </table:table-cell>
          <table:table-cell office:value-type="string" calcext:value-type="string">
            <text:p>🟡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table:formula="of:=ORG.LIBREOFFICE.REGEX([.B12];&quot;https?://&quot;;&quot;&quot;)" office:value-type="string" office:string-value="timestamp.globalsign.com/advanced" calcext:value-type="string">
            <text:p>timestamp.globalsign.com/advanced</text:p>
          </table:table-cell>
          <table:table-cell office:value-type="string" calcext:value-type="string">
            <text:p>http://timestamp.globalsign.com/advanced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table:formula="of:=ORG.LIBREOFFICE.REGEX([.B13];&quot;https?://&quot;;&quot;&quot;)" office:value-type="string" office:string-value="timestamp.identrust.com" calcext:value-type="string">
            <text:p>timestamp.identrust.com</text:p>
          </table:table-cell>
          <table:table-cell office:value-type="string" calcext:value-type="string">
            <text:p>http://timestamp.identrust.com</text:p>
          </table:table-cell>
          <table:table-cell office:value-type="string" calcext:value-type="string">
            <text:p>🟡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table:formula="of:=ORG.LIBREOFFICE.REGEX([.B14];&quot;https?://&quot;;&quot;&quot;)" office:value-type="string" office:string-value="timestamp.sectigo.com" calcext:value-type="string">
            <text:p>timestamp.sectigo.com</text:p>
          </table:table-cell>
          <table:table-cell office:value-type="string" calcext:value-type="string">
            <text:p>http://timestamp.sectigo.com</text:p>
          </table:table-cell>
          <table:table-cell office:value-type="string" calcext:value-type="string">
            <text:p>🟡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table:formula="of:=ORG.LIBREOFFICE.REGEX([.B15];&quot;https?://&quot;;&quot;&quot;)" office:value-type="string" office:string-value="timestamp.sectigo.com/qualified" calcext:value-type="string">
            <text:p>timestamp.sectigo.com/qualified</text:p>
          </table:table-cell>
          <table:table-cell office:value-type="string" calcext:value-type="string">
            <text:p>http://timestamp.sectigo.com/qualified</text:p>
          </table:table-cell>
          <table:table-cell table:number-columns-repeated="2" office:value-type="string" calcext:value-type="string">
            <text:p>✅</text:p>
          </table:table-cell>
          <table:table-cell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16];&quot;https?://&quot;;&quot;&quot;)" office:value-type="string" office:string-value="timestamp.ssl.trustwave.com" calcext:value-type="string">
            <text:p>timestamp.ssl.trustwave.com</text:p>
          </table:table-cell>
          <table:table-cell office:value-type="string" calcext:value-type="string">
            <text:p>http://timestamp.ssl.trustwave.com</text:p>
          </table:table-cell>
          <table:table-cell office:value-type="string" calcext:value-type="string">
            <text:p>❌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formula="of:=ORG.LIBREOFFICE.REGEX([.B17];&quot;https?://&quot;;&quot;&quot;)" office:value-type="string" office:string-value="ts.cartaodecidadao.pt/tsa/server" calcext:value-type="string">
            <text:p>ts.cartaodecidadao.pt/tsa/server</text:p>
          </table:table-cell>
          <table:table-cell office:value-type="string" calcext:value-type="string">
            <text:p>http://ts.cartaodecidadao.pt/tsa/server</text:p>
          </table:table-cell>
          <table:table-cell office:value-type="string" calcext:value-type="string">
            <text:p>🟡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18];&quot;https?://&quot;;&quot;&quot;)" office:value-type="string" office:string-value="ts.quovadisglobal.com/ch" calcext:value-type="string">
            <text:p>ts.quovadisglobal.com/ch</text:p>
          </table:table-cell>
          <table:table-cell office:value-type="string" calcext:value-type="string">
            <text:p>http://ts.quovadisglobal.com/ch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table:formula="of:=ORG.LIBREOFFICE.REGEX([.B19];&quot;https?://&quot;;&quot;&quot;)" office:value-type="string" office:string-value="ts.quovadisglobal.com/eu" calcext:value-type="string">
            <text:p>ts.quovadisglobal.com/eu</text:p>
          </table:table-cell>
          <table:table-cell office:value-type="string" calcext:value-type="string">
            <text:p>http://ts.quovadisglobal.com/eu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table:formula="of:=ORG.LIBREOFFICE.REGEX([.B20];&quot;https?://&quot;;&quot;&quot;)" office:value-type="string" office:string-value="ts.ssl.com" calcext:value-type="string">
            <text:p>ts.ssl.com</text:p>
          </table:table-cell>
          <table:table-cell office:value-type="string" calcext:value-type="string">
            <text:p>http://ts.ssl.com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table:formula="of:=ORG.LIBREOFFICE.REGEX([.B21];&quot;https?://&quot;;&quot;&quot;)" office:value-type="string" office:string-value="tsa.baltstamp.lt" calcext:value-type="string">
            <text:p>tsa.baltstamp.lt</text:p>
          </table:table-cell>
          <table:table-cell office:value-type="string" calcext:value-type="string">
            <text:p>http://tsa.baltstamp.lt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table:formula="of:=ORG.LIBREOFFICE.REGEX([.B22];&quot;https?://&quot;;&quot;&quot;)" office:value-type="string" office:string-value="tsa.belgium.be/connect" calcext:value-type="string">
            <text:p>tsa.belgium.be/connect</text:p>
          </table:table-cell>
          <table:table-cell office:value-type="string" calcext:value-type="string">
            <text:p>http://tsa.belgium.be/connect</text:p>
          </table:table-cell>
          <table:table-cell table:number-columns-repeated="2" office:value-type="string" calcext:value-type="string">
            <text:p>✅</text:p>
          </table:table-cell>
          <table:table-cell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23];&quot;https?://&quot;;&quot;&quot;)" office:value-type="string" office:string-value="tsa.cesnet.cz:3162/tsa" calcext:value-type="string">
            <text:p>tsa.cesnet.cz:3162/tsa</text:p>
          </table:table-cell>
          <table:table-cell office:value-type="string" calcext:value-type="string">
            <text:p>https://tsa.cesnet.cz:3162/tsa</text:p>
          </table:table-cell>
          <table:table-cell office:value-type="string" calcext:value-type="string">
            <text:p>🟠</text:p>
          </table:table-cell>
          <table:table-cell table:number-columns-repeated="2"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24];&quot;https?://&quot;;&quot;&quot;)" office:value-type="string" office:string-value="tsa.izenpe.com" calcext:value-type="string">
            <text:p>tsa.izenpe.com</text:p>
          </table:table-cell>
          <table:table-cell office:value-type="string" calcext:value-type="string">
            <text:p>http://tsa.izenpe.com</text:p>
          </table:table-cell>
          <table:table-cell office:value-type="string" calcext:value-type="string">
            <text:p>🟡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25];&quot;https?://&quot;;&quot;&quot;)" office:value-type="string" office:string-value="tsa.lex-persona.com/tsa" calcext:value-type="string">
            <text:p>tsa.lex-persona.com/tsa</text:p>
          </table:table-cell>
          <table:table-cell office:value-type="string" calcext:value-type="string">
            <text:p>http://tsa.lex-persona.com/tsa</text:p>
          </table:table-cell>
          <table:table-cell office:value-type="string" calcext:value-type="string">
            <text:p>✅</text:p>
          </table:table-cell>
          <table:table-cell table:number-columns-repeated="2"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26];&quot;https?://&quot;;&quot;&quot;)" office:value-type="string" office:string-value="tsa.mahidol.ac.th/tsa/get.aspx" calcext:value-type="string">
            <text:p>tsa.mahidol.ac.th/tsa/get.aspx</text:p>
          </table:table-cell>
          <table:table-cell office:value-type="string" calcext:value-type="string">
            <text:p>https://tsa.mahidol.ac.th/tsa/get.aspx</text:p>
          </table:table-cell>
          <table:table-cell office:value-type="string" calcext:value-type="string">
            <text:p>🟠</text:p>
          </table:table-cell>
          <table:table-cell table:number-columns-repeated="2"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27];&quot;https?://&quot;;&quot;&quot;)" office:value-type="string" office:string-value="tsa.sinpe.fi.cr/tsaHttp/" calcext:value-type="string">
            <text:p>tsa.sinpe.fi.cr/tsaHttp/</text:p>
          </table:table-cell>
          <table:table-cell office:value-type="string" calcext:value-type="string">
            <text:p>http://tsa.sinpe.fi.cr/tsaHttp/</text:p>
          </table:table-cell>
          <table:table-cell office:value-type="string" calcext:value-type="string">
            <text:p>🟠</text:p>
          </table:table-cell>
          <table:table-cell table:number-columns-repeated="2"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28];&quot;https?://&quot;;&quot;&quot;)" office:value-type="string" office:string-value="tsa.swisssign.net" calcext:value-type="string">
            <text:p>tsa.swisssign.net</text:p>
          </table:table-cell>
          <table:table-cell office:value-type="string" calcext:value-type="string">
            <text:p>http://tsa.swisssign.net</text:p>
          </table:table-cell>
          <table:table-cell table:number-columns-repeated="2" office:value-type="string" calcext:value-type="string">
            <text:p>✅</text:p>
          </table:table-cell>
          <table:table-cell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29];&quot;https?://&quot;;&quot;&quot;)" office:value-type="string" office:string-value="tsa.wotrus.com" calcext:value-type="string">
            <text:p>tsa.wotrus.com</text:p>
          </table:table-cell>
          <table:table-cell office:value-type="string" calcext:value-type="string">
            <text:p>https://tsa.wotrus.com</text:p>
          </table:table-cell>
          <table:table-cell table:number-columns-repeated="2" office:value-type="string" calcext:value-type="string">
            <text:p>✅</text:p>
          </table:table-cell>
          <table:table-cell office:value-type="string" calcext:value-type="string">
            <text:p>❌</text:p>
          </table:table-cell>
          <table:table-cell table:number-columns-repeated="3"/>
        </table:table-row>
        <table:table-row table:style-name="ro1">
          <table:table-cell table:formula="of:=ORG.LIBREOFFICE.REGEX([.B30];&quot;https?://&quot;;&quot;&quot;)" office:value-type="string" office:string-value="tss.accv.es:8318/tsa" calcext:value-type="string">
            <text:p>tss.accv.es:8318/tsa</text:p>
          </table:table-cell>
          <table:table-cell office:value-type="string" calcext:value-type="string">
            <text:p>http://tss.accv.es:8318/tsa</text:p>
          </table:table-cell>
          <table:table-cell office:value-type="string" calcext:value-type="string">
            <text:p>🟡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:Sheet1.E3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CJK J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CJK JP" style:font-family-complex="'Noto Sans CJK JP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19:39:50.751753913</meta:creation-date>
    <dc:date>2026-03-07T20:55:38.641833452</dc:date>
    <meta:editing-duration>PT54M</meta:editing-duration>
    <meta:editing-cycles>9</meta:editing-cycles>
    <meta:generator>LibreOffice/24.2.7.2$Linux_X86_64 LibreOffice_project/420$Build-2</meta:generator>
    <meta:document-statistic meta:table-count="1" meta:cell-count="155" meta:object-count="0"/>
  </office:meta>
</office:document-meta>
</file>